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315000001DA90E943F7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767cm" svg:x="1.001cm" svg:y="1cm">
          <draw:image xlink:href="Pictures/1000000000000315000001DA90E943F7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4T16:23:04</dc:date>
    <meta:generator>NeoOffice/3.2015.3$Unix OpenOffice.org_project/</meta:generator>
    <meta:editing-duration>PT00H36M01S</meta:editing-duration>
    <meta:editing-cycles>20</meta:editing-cycles>
    <meta:document-statistic meta:object-count="1"/>
  </office:meta>
</office:document-meta>
</file>